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C700000069AB6C94DDB0A76DB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561cm" svg:height="2.898cm" svg:x="1.236cm" svg:y="0.667cm">
          <draw:image xlink:href="Pictures/10000201000001C700000069AB6C94DDB0A76DB7.png" xlink:type="simple" xlink:show="embed" xlink:actuate="onLoad" loext:mime-type="image/png">
            <text:p/>
          </draw:image>
        </draw:frame>
        <draw:line draw:style-name="gr2" draw:text-style-name="P2" draw:layer="layout" svg:x1="11.3cm" svg:y1="4.5cm" svg:x2="7.1cm" svg:y2="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1-23T16:34:16.157472152</dc:date>
    <meta:editing-duration>PT2M31S</meta:editing-duration>
    <meta:editing-cycles>3</meta:editing-cycles>
    <meta:generator>LibreOffice/6.1.2.1$MacOSX_X86_64 LibreOffice_project/65905a128db06ba48db947242809d14d3f9a93fe</meta:generator>
    <meta:document-statistic meta:object-count="2"/>
  </office:meta>
</office:document-meta>
</file>